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0000000D48AC4DE7E31046E84.png" manifest:media-type="image/png"/>
  <manifest:file-entry manifest:full-path="Pictures/10000201000000FE000000D337A6605B49BF572C.png" manifest:media-type="image/png"/>
  <manifest:file-entry manifest:full-path="Pictures/1000619E0000138C00001034EA6BFF696B66DA31.wmf" manifest:media-type="image/x-wmf"/>
  <manifest:file-entry manifest:full-path="Pictures/100002010000009800000145CA1597223E977C82.png" manifest:media-type="image/png"/>
  <manifest:file-entry manifest:full-path="Pictures/10001BFA00000BB800001908EDF2B0B747239DBC.wmf" manifest:media-type="image/x-wmf"/>
  <manifest:file-entry manifest:full-path="Pictures/10000201000000FE0000006BAD21D4F0D4D36BCD.png" manifest:media-type="image/png"/>
  <manifest:file-entry manifest:full-path="Pictures/10003DE60000138E0000083C19DBE2CC145B73AA.wmf" manifest:media-type="image/x-wmf"/>
  <manifest:file-entry manifest:full-path="Pictures/100002010000038400000258D7F3D8423F64B16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5" style:family="graphic" style:parent-style-name="standard">
      <style:graphic-properties svg:stroke-color="#000000" draw:fill-color="#f58220" draw:textarea-horizontal-align="justify" draw:textarea-vertical-align="middle" draw:auto-grow-height="false" fo:min-height="0.45cm" fo:min-width="3.5cm"/>
      <style:paragraph-properties style:writing-mode="lr-tb"/>
    </style:style>
    <style:style style:name="gr6" style:family="graphic" style:parent-style-name="standard">
      <style:graphic-properties draw:stroke="dash" draw:stroke-dash="Ultrafine_20_Dotted_20__28_var_29_" svg:stroke-width="0.159cm" svg:stroke-color="#f5822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draw:stroke="dash" draw:stroke-dash="Ultrafine_20_Dotted_20__28_var_29_" svg:stroke-width="0.159cm" svg:stroke-color="#f58220" draw:marker-start-width="0.438cm" draw:marker-end="Arrow" draw:marker-end-width="0.4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svg:stroke-color="#000000" draw:fill-color="#ffec00" draw:textarea-horizontal-align="justify" draw:textarea-vertical-align="middle" draw:auto-grow-height="false" fo:min-height="0.45cm" fo:min-width="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fo:color="#000000" loext:opacity="100%" style:font-name="Arial" fo:font-size="22pt" style:font-size-asian="22pt" style:font-size-complex="22pt"/>
    </style:style>
    <style:style style:name="P4" style:family="paragraph">
      <style:paragraph-properties fo:text-align="center" style:writing-mode="lr-tb"/>
      <style:text-properties fo:color="#ffffff" loext:opacity="100%" style:font-name="Arial" fo:font-size="11pt"/>
    </style:style>
    <style:style style:name="P5" style:family="paragraph">
      <loext:graphic-properties draw:fill-color="#f58220"/>
      <style:paragraph-properties fo:text-align="center" style:writing-mode="lr-tb"/>
      <style:text-properties fo:color="#ffffff" loext:opacity="100%" style:font-name="Arial" fo:font-size="11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  <style:text-properties fo:color="#ed1c24" loext:opacity="100%" style:font-name="Arial" fo:font-size="11pt"/>
    </style:style>
    <style:style style:name="P8" style:family="paragraph">
      <loext:graphic-properties draw:fill-color="#ffec00"/>
      <style:paragraph-properties fo:text-align="center" style:writing-mode="lr-tb"/>
      <style:text-properties fo:color="#ed1c24" loext:opacity="100%" style:font-name="Arial" fo:font-size="11pt"/>
    </style:style>
    <style:style style:name="T1" style:family="text">
      <style:text-properties fo:color="#000000" loext:opacity="100%" style:font-name="Arial" fo:font-size="22pt" style:font-size-asian="22pt" style:font-size-complex="22pt"/>
    </style:style>
    <style:style style:name="T2" style:family="text">
      <style:text-properties fo:color="#ffffff" loext:opacity="100%" style:font-name="Arial" fo:font-size="11pt"/>
    </style:style>
    <style:style style:name="T3" style:family="text">
      <style:text-properties fo:color="#ed1c24" loext:opacity="100%" style:font-name="Arial" fo:font-size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874cm" svg:height="10.582cm" svg:x="7.021cm" svg:y="5.288cm">
          <draw:image xlink:href="Pictures/100002010000038400000258D7F3D8423F64B169.png" xlink:type="simple" xlink:show="embed" xlink:actuate="onLoad" draw:mime-type="image/png">
            <text:p/>
          </draw:image>
        </draw:frame>
        <draw:path draw:style-name="gr2" draw:text-style-name="P1" draw:layer="layout" svg:width="11.577cm" svg:height="2.12cm" draw:transform="rotate (2.24047916078512) translate (18.3822138664804cm 16.4808628610793cm)" svg:viewBox="0 0 11578 2121" svg:d="M0 2063c9311 484 6720-2204 11578-2057">
          <text:p/>
        </draw:path>
        <draw:frame draw:style-name="gr1" draw:text-style-name="P1" draw:layer="layout" svg:width="1.172cm" svg:height="0.491cm" draw:transform="skewX (-0.00610865238198016) rotate (2.22861092187156) translate (21.482cm 15.939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2.08113060007804) translate (18.46cm 12.08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1) rotate (2.13523580688986) translate (19.158cm 13.14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2.22861092187156) translate (19.917cm 14.1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2.31064139671529) translate (20.766cm 15.018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0.973544656762436) translate (18.797cm 14.574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0.973544656762436) translate (18.203cm 13.65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0.973544656762436) translate (17.503cm 12.65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0.973544656762436) translate (16.903cm 11.7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2.69705729310684) translate (16.364cm 9.95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0.65cm" svg:height="1.4cm" svg:x="15.033cm" svg:y="11.494cm">
          <draw:image xlink:href="Pictures/10001BFA00000BB800001908EDF2B0B747239DBC.wmf" xlink:type="simple" xlink:show="embed" xlink:actuate="onLoad" draw:mime-type="image/x-wmf">
            <text:p/>
          </draw:image>
          <draw:image xlink:href="Pictures/100002010000009800000145CA1597223E977C82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0.374198591627584) translate (15.322cm 10.86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0.374198591627584) translate (14.209cm 10.414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23) rotate (-0.374198591627584) translate (13.076cm 9.914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3" draw:text-style-name="P3" draw:layer="layout" svg:width="3.2cm" svg:height="1.987cm" svg:x="15.84cm" svg:y="13.833cm">
          <draw:text-box>
            <text:p text:style-name="P2"><text:span text:style-name="T1">Freie Strasse</text:span></text:p>
          </draw:text-box>
        </draw:frame>
        <draw:frame draw:style-name="gr4" draw:text-style-name="P3" draw:layer="layout" svg:width="4.1cm" svg:height="1.119cm" svg:x="7.4cm" svg:y="5.6cm">
          <draw:text-box>
            <text:p text:style-name="P2"><text:span text:style-name="T1">Marktplatz</text:span></text:p>
          </draw:text-box>
        </draw:frame>
        <draw:frame draw:style-name="gr1" draw:text-style-name="P1" draw:layer="layout" svg:width="1.172cm" svg:height="0.49cm" draw:transform="skewX (-0.00610865238198013) rotate (-1.0471975511966) translate (14.151cm 7.586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08) rotate (-1.10706234454) translate (13.59cm 6.528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cm" draw:transform="skewX (-0.00610865238198013) rotate (-1.08978358494526) translate (13.04cm 5.43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custom-shape draw:style-name="gr5" draw:text-style-name="P5" draw:layer="layout" svg:width="4cm" svg:height="0.7cm" svg:x="18.1cm" svg:y="9.5cm">
          <text:p text:style-name="P4"><text:span text:style-name="T2">Fussgängerübergang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5.7cm" svg:y1="12.1cm" svg:x2="18.4cm" svg:y2="10.3cm">
          <text:p/>
        </draw:line>
        <draw:frame draw:style-name="gr1" draw:text-style-name="P1" draw:layer="layout" svg:width="0.65cm" svg:height="1.4cm" svg:x="17.3cm" svg:y="9.1cm">
          <draw:image xlink:href="Pictures/10001BFA00000BB800001908EDF2B0B747239DBC.wmf" xlink:type="simple" xlink:show="embed" xlink:actuate="onLoad" draw:mime-type="image/x-wmf">
            <text:p/>
          </draw:image>
          <draw:image xlink:href="Pictures/100002010000009800000145CA1597223E977C82.png" xlink:type="simple" xlink:show="embed" xlink:actuate="onLoad" draw:mime-type="image/png"/>
        </draw:frame>
        <draw:frame draw:style-name="gr1" draw:text-style-name="P1" draw:layer="layout" svg:width="1.794cm" svg:height="1.487cm" draw:transform="rotate (-1.1688470000606) translate (11.035cm 11.559cm)">
          <draw:image xlink:href="Pictures/1000619E0000138C00001034EA6BFF696B66DA31.wmf" xlink:type="simple" xlink:show="embed" xlink:actuate="onLoad" draw:mime-type="image/x-wmf">
            <text:p/>
          </draw:image>
          <draw:image xlink:href="Pictures/10000201000000FE000000D337A6605B49BF572C.png" xlink:type="simple" xlink:show="embed" xlink:actuate="onLoad" draw:mime-type="image/png"/>
        </draw:frame>
        <draw:path draw:style-name="gr7" draw:text-style-name="P1" draw:layer="layout" svg:width="0.728cm" svg:height="3.49cm" draw:transform="rotate (0.380481776934764) translate (7.29985251487886cm 12.4996312608914cm)" svg:viewBox="0 0 729 3491" svg:d="M0 0c984-37 706 2544 650 3491">
          <text:p/>
        </draw:path>
        <draw:custom-shape draw:style-name="gr8" draw:text-style-name="P8" draw:layer="layout" svg:width="2.5cm" svg:height="0.7cm" svg:x="7.1cm" svg:y="11.3cm">
          <text:p text:style-name="P7"><text:span text:style-name="T3">IV-Verkeh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249cm" svg:height="1.11cm" svg:x="7.25cm" svg:y="9.533cm">
          <draw:image xlink:href="Pictures/10000201000000F0000000D48AC4DE7E31046E84.png" xlink:type="simple" xlink:show="embed" xlink:actuate="onLoad" draw:mime-type="image/png">
            <text:p/>
          </draw:image>
        </draw:frame>
        <draw:frame draw:style-name="gr1" draw:text-style-name="P1" draw:layer="layout" svg:width="1.172cm" svg:height="0.491cm" draw:transform="skewX (-0.00610865238198016) rotate (2.69705729310684) translate (17.388cm 10.446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  <draw:frame draw:style-name="gr1" draw:text-style-name="P1" draw:layer="layout" svg:width="1.172cm" svg:height="0.491cm" draw:transform="skewX (-0.00610865238198016) rotate (2.69705729310684) translate (15.261cm 9.402cm)">
          <draw:image xlink:href="Pictures/10003DE60000138E0000083C19DBE2CC145B73AA.wmf" xlink:type="simple" xlink:show="embed" xlink:actuate="onLoad" draw:mime-type="image/x-wmf">
            <text:p/>
          </draw:image>
          <draw:image xlink:href="Pictures/10000201000000FE0000006BAD21D4F0D4D36BC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09-24T07:21:04.154942312</meta:creation-date>
    <dc:date>2021-11-02T18:17:28.796207313</dc:date>
    <meta:editing-duration>PT33M58S</meta:editing-duration>
    <meta:editing-cycles>9</meta:editing-cycles>
    <meta:generator>LibreOffice/7.1.6.2$MacOSX_X86_64 LibreOffice_project/0e133318fcee89abacd6a7d077e292f1145735c3</meta:generator>
    <meta:document-statistic meta:object-count="30"/>
  </office:meta>
</office:document-meta>
</file>